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sex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eleg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asua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anxiety is greater than zero.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stress level is over the 'high'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is over the 'extreme' stress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has reached the maximum str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figure as an enum string value</text:p>
          </table:table-cell>
          <table:table-cell office:value-type="string" calcext:value-type="string">
            <text:p>Void</text:p>
          </table:table-cell>
          <table:table-cell office:value-type="string" calcext:value-type="string">
            <text:p>Enum String &lt;FemaleFigureType&gt;</text:p>
          </table:table-cell>
          <table:table-cell table:number-columns-repeated="16374"/>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breast size as an enum string value.</text:p>
          </table:table-cell>
          <table:table-cell office:value-type="string" calcext:value-type="string">
            <text:p>Void</text:p>
          </table:table-cell>
          <table:table-cell office:value-type="string" calcext:value-type="string">
            <text:p>Enum String &lt;BreastType&gt;</text:p>
          </table:table-cell>
          <table:table-cell table:number-columns-repeated="16374"/>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how much money the PC ha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he numeric skill value for the skill set as a parameter.</text:p>
          </table:table-cell>
          <table:table-cell office:value-type="string" calcext:value-type="string">
            <text:p>String skill</text:p>
          </table:table-cell>
          <table:table-cell office:value-type="string" calcext:value-type="string">
            <text:p>Integer</text:p>
          </table:table-cell>
          <table:table-cell table:number-columns-repeated="16374"/>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rue if the PC has the Stuff item passed in as a parameter.</text:p>
          </table:table-cell>
          <table:table-cell office:value-type="string" calcext:value-type="string">
            <text:p>String stuff</text:p>
          </table:table-cell>
          <table:table-cell office:value-type="string" calcext:value-type="string">
            <text:p>Boolean</text:p>
          </table:table-cell>
          <table:table-cell table:number-columns-repeated="16374"/>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enum string containing the pregnancy stage</text:p>
          </table:table-cell>
          <table:table-cell office:value-type="string" calcext:value-type="string">
            <text:p>Void</text:p>
          </table:table-cell>
          <table:table-cell office:value-type="string" calcext:value-type="string">
            <text:p>Enum String &lt;PregnancyStage&gt;</text:p>
          </table:table-cell>
          <table:table-cell table:number-columns-repeated="16374"/>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Statistics</text:p>
          </table:table-cell>
          <table:table-cell table:content-validation-name="val4"/>
          <table:table-cell office:value-type="string" calcext:value-type="string">
            <text:p>Returns the number of orgasms the PC has had in the current scene chain.</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Traits</text:p>
          </table:table-cell>
          <table:table-cell table:content-validation-name="val4"/>
          <table:table-cell office:value-type="string" calcext:value-type="string">
            <text:p>Returns true if the PC has the matching trait.</text:p>
          </table:table-cell>
          <table:table-cell office:value-type="string" calcext:value-type="string">
            <text:p>String trait</text:p>
          </table:table-cell>
          <table:table-cell office:value-type="string" calcext:value-type="string">
            <text:p>Boolean</text:p>
          </table:table-cell>
          <table:table-cell table:number-columns-repeated="16374"/>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pregnant and is aware of i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C</text:p>
          </table:table-cell>
          <table:table-cell table:content-validation-name="val4"/>
          <table:table-cell office:value-type="string" calcext:value-type="string">
            <text:p>Returns true if the PC has at least one chi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office:value-type="string" calcext:value-type="string">
            <text:p>(Context-Objects#ispregnant-boolean)</text:p>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ILKY</text:p>
          </table:table-cell>
          <table:table-cell/>
          <table:table-cell table:content-validation-name="val5" office:value-type="string" calcext:value-type="string">
            <text:p>Female NPCs</text:p>
          </table:table-cell>
          <table:table-cell table:content-validation-name="val6" office:value-type="string" calcext:value-type="string">
            <text:p>Traits</text:p>
          </table:table-cell>
          <table:table-cell table:content-validation-name="val7"/>
          <table:table-cell table:number-columns-repeated="16379"/>
        </table:table-row>
        <table:table-row table:style-name="ro2" table:number-rows-repeated="1048532">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lothing</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onfiguration</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Data</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Employment</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nj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FemaleNPC</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lag</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Home</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MaleNPC</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istic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2-05T23:21:19.284000000</dc:date>
    <meta:editing-duration>P32DT6H21M31S</meta:editing-duration>
    <meta:editing-cycles>149</meta:editing-cycles>
    <meta:generator>LibreOffice/7.6.2.1$Windows_X86_64 LibreOffice_project/56f7684011345957bbf33a7ee678afaf4d2ba333</meta:generator>
    <meta:document-statistic meta:table-count="7" meta:cell-count="3066" meta:object-count="0"/>
  </office:meta>
</office:document-meta>
</file>